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9cm"/>
    </style:style>
    <style:style style:name="Table7.B" style:family="table-column">
      <style:table-column-properties style:column-width="12cm"/>
    </style:style>
    <style:style style:name="Table7.C" style:family="table-column">
      <style:table-column-properties style:column-width="1.399cm"/>
    </style:style>
    <style:style style:name="Table7.D" style:family="table-column">
      <style:table-column-properties style:column-width="1.3cm"/>
    </style:style>
    <style:style style:name="Table7.E" style:family="table-column">
      <style:table-column-properties style:column-width="1.706cm"/>
    </style:style>
    <style:style style:name="Table7.F" style:family="table-column">
      <style:table-column-properties style:column-width="1.471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924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3.096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text-properties fo:font-size="2pt" officeooo:paragraph-rsid="0199990e" style:font-size-asian="1.75pt" style:font-size-complex="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8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0" style:family="paragraph" style:parent-style-name="Frame_20_contents">
      <style:paragraph-properties fo:text-align="justify" style:justify-single-word="false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9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0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1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2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3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4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5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6pt" fo:letter-spacing="-0.007cm" fo:font-weight="bold" officeooo:paragraph-rsid="0275a8a3" style:font-size-asian="6pt" style:font-weight-asian="bold" style:font-size-complex="6pt" style:font-weight-complex="bold"/>
    </style:style>
    <style:style style:name="P88" style:family="paragraph" style:parent-style-name="Standard">
      <style:paragraph-properties fo:margin-left="0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820d53" style:font-size-asian="6pt" style:font-weight-asian="bold" style:font-name-complex="Lucida Sans" style:font-size-complex="6pt" style:font-weight-complex="bold"/>
    </style:style>
    <style:style style:name="P89" style:family="paragraph" style:parent-style-name="Standard">
      <style:paragraph-properties fo:margin-left="0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paragraph-rsid="028392c3" style:font-size-asian="8pt" style:font-weight-asian="bold" style:font-name-complex="Lucida Sans" style:font-size-complex="8pt" style:font-weight-complex="bold"/>
    </style:style>
    <style:style style:name="P9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2840b6f" style:font-size-asian="8pt" style:font-name-complex="Lucida Sans" style:font-size-complex="8pt"/>
    </style:style>
    <style:style style:name="P9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283effe" style:font-size-asian="8pt" style:font-name-complex="Lucida Sans" style:font-size-complex="8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7bde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letter-spacing="-0.016cm" officeooo:rsid="026719f6"/>
    </style:style>
    <style:style style:name="T53" style:family="text">
      <style:text-properties fo:letter-spacing="-0.016cm" officeooo:rsid="023b9883"/>
    </style:style>
    <style:style style:name="T54" style:family="text">
      <style:text-properties fo:letter-spacing="-0.016cm" officeooo:rsid="023fe8a3"/>
    </style:style>
    <style:style style:name="T55" style:family="text">
      <style:text-properties fo:font-weight="bold" officeooo:rsid="002568f2" style:font-weight-asian="bold" style:font-weight-complex="bold" style:text-scale="101%"/>
    </style:style>
    <style:style style:name="T56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7" style:family="text">
      <style:text-properties officeooo:rsid="00247d45" style:text-scale="101%"/>
    </style:style>
    <style:style style:name="T58" style:family="text">
      <style:text-properties officeooo:rsid="00501cee" style:text-scale="101%"/>
    </style:style>
    <style:style style:name="T59" style:family="text">
      <style:text-properties officeooo:rsid="026719f6" style:text-scale="101%"/>
    </style:style>
    <style:style style:name="T60" style:family="text">
      <style:text-properties officeooo:rsid="026992ab" style:text-scale="101%"/>
    </style:style>
    <style:style style:name="T6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4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5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style:font-size-asian="9pt" style:font-size-complex="9pt"/>
    </style:style>
    <style:style style:name="T6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8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1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5" style:family="text">
      <style:text-properties style:text-position="-5% 100%" fo:font-style="normal" officeooo:rsid="008f8dcf" style:font-style-asian="normal" style:font-style-complex="normal"/>
    </style:style>
    <style:style style:name="T76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7" style:family="text">
      <style:text-properties style:text-position="-5% 100%" fo:letter-spacing="-0.016cm" officeooo:rsid="00569c10" style:font-name-complex="Lucida Sans"/>
    </style:style>
    <style:style style:name="T78" style:family="text">
      <style:text-properties style:text-position="-5% 100%" fo:letter-spacing="-0.016cm" officeooo:rsid="02726406" style:font-name-complex="Lucida Sans"/>
    </style:style>
    <style:style style:name="T79" style:family="text">
      <style:text-properties style:text-position="-6% 100%"/>
    </style:style>
    <style:style style:name="T80" style:family="text">
      <style:text-properties style:text-position="-6% 100%" fo:font-style="normal" style:font-style-asian="normal" style:font-style-complex="normal"/>
    </style:style>
    <style:style style:name="T81" style:family="text">
      <style:text-properties fo:color="#000000" fo:letter-spacing="0.004cm" fo:font-style="normal" style:font-style-asian="normal" style:font-style-complex="normal"/>
    </style:style>
    <style:style style:name="T82" style:family="text">
      <style:text-properties fo:color="#000000" fo:letter-spacing="-0.007cm" fo:font-style="normal" style:font-style-asian="normal" style:font-style-complex="normal"/>
    </style:style>
    <style:style style:name="T83" style:family="text">
      <style:text-properties fo:color="#000000" fo:letter-spacing="-0.007cm" fo:font-style="normal" officeooo:rsid="026b4939" style:font-style-asian="normal" style:font-style-complex="normal"/>
    </style:style>
    <style:style style:name="T84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5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6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7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88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9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0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91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3" style:family="text">
      <style:text-properties fo:font-size="16pt" officeooo:rsid="01cc9a9e" style:font-size-asian="16pt" style:font-size-complex="16pt"/>
    </style:style>
    <style:style style:name="T94" style:family="text">
      <style:text-properties officeooo:rsid="0201b59c"/>
    </style:style>
    <style:style style:name="T95" style:family="text">
      <style:text-properties fo:font-size="8pt" fo:letter-spacing="-0.007cm" style:font-size-asian="8pt" style:font-size-complex="8pt"/>
    </style:style>
    <style:style style:name="T96" style:family="text">
      <style:text-properties fo:font-size="8pt" fo:letter-spacing="-0.007cm" officeooo:rsid="0237b2ab" style:font-size-asian="8pt" style:font-size-complex="8pt"/>
    </style:style>
    <style:style style:name="T97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8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9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0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00" style:text-position="-6% 100%" fo:letter-spacing="-0.012cm" fo:font-style="normal" style:text-underline-style="none" fo:font-weight="normal" officeooo:rsid="00123b43" fo:background-color="transparent" loext:char-shading-value="0" style:font-style-asian="normal" style:font-style-complex="normal"/>
    </style:style>
    <style:style style:name="T102" style:family="text">
      <style:text-properties fo:font-variant="normal" fo:text-transform="none" fo:color="#000000" style:text-position="-6% 100%" fo:font-size="8pt" fo:letter-spacing="-0.012cm" fo:font-style="normal" style:text-underline-style="none" fo:font-weight="normal" officeooo:rsid="00123b43" fo:background-color="transparent" loext:char-shading-value="0" style:font-size-asian="8pt" style:font-style-asian="normal" style:font-size-complex="8pt" style:font-style-complex="normal"/>
    </style:style>
    <style:style style:name="T103" style:family="text">
      <style:text-properties fo:font-variant="normal" fo:text-transform="none" style:text-position="-5% 100%" fo:letter-spacing="-0.016cm" fo:font-style="normal" style:text-underline-style="none" officeooo:rsid="02726406" style:font-style-asian="normal" style:font-name-complex="Lucida Sans" style:font-style-complex="normal"/>
    </style:style>
    <style:style style:name="T10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name-complex="Lucida Sans" style:font-style-complex="normal"/>
    </style:style>
    <style:style style:name="T105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106" style:family="text">
      <style:text-properties officeooo:rsid="026719f6"/>
    </style:style>
    <style:style style:name="T107" style:family="text">
      <style:text-properties officeooo:rsid="026b4939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7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2"/>
            <text:p text:style-name="P10"><text:span text:style-name="T55"><text:text-input text:description="&lt;if test=&quot;print_letter&quot;&gt;">if</text:text-input></text:span><text:span text:style-name="T56"><text:text-input text:description="&lt;force_letter or o.state in ['proforma', 'proforma2'] and 'X' or o.document_letter_id.name&gt;">C</text:text-input></text:span><text:span text:style-name="T55"><text:text-input text:description="&lt;/if&gt;">if</text:text-input></text:span></text:p>
            <text:p text:style-name="P11"><text:span text:style-name="T59"><text:text-input text:description="&lt;if test=&quot;print_code and o.state not in ['proforma', 'proforma2']&quot;&gt;">39</text:text-input></text:span><text:span text:style-name="T60">C</text:span><text:span text:style-name="T59">ode</text:span><text:span text:style-name="T57"> N </text:span><text:span text:style-name="T57"><text:text-input text:description="&lt;force_code or o.document_type_id.code&gt;">39</text:text-input></text:span><text:span text:style-name="T57"><text:text-input text:description="&lt;/if&gt;">/if</text:text-input></text:span><text:span text:style-name="T57"><text:text-input text:description="&lt;if test=&quot;not print_code&quot;&gt;">39</text:text-input></text:span><text:span text:style-name="T58"><text:text-input text:description="&lt;legend&gt;">legend</text:text-input></text:span><text:span text:style-name="T57"><text:text-input text:description="&lt;/if&gt;">/if</text:text-input></text:span></text:p>
            <text:p text:style-name="P13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8"><text:span text:style-name="T61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1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0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79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0"><text:placeholder text:placeholder-type="text">&lt;if test="print_header"&gt;</text:placeholder><text:s/></text:p>
            <text:p text:style-name="P71"><text:placeholder text:placeholder-type="text">&lt;company.report_company_name or company.name&gt;</text:placeholder></text:p>
            <text:p text:style-name="P72"><text:span text:style-name="T62"><text:placeholder text:placeholder-type="text">&lt;company.partner_id.street&gt;</text:placeholder></text:span><text:span text:style-name="T62"><text:s/>(</text:span><text:span text:style-name="T62"><text:placeholder text:placeholder-type="text">&lt;company.partner_id.zip&gt;</text:placeholder></text:span><text:span text:style-name="T62">)</text:span></text:p>
            <text:p text:style-name="P74"><text:span text:style-name="T63"><text:placeholder text:placeholder-type="text">&lt;company.partner_id.city&gt;</text:placeholder></text:span><text:span text:style-name="T63"><text:s/>- </text:span><text:span text:style-name="T63"><text:placeholder text:placeholder-type="text">&lt;company.partner_id.state_id.name&gt;</text:placeholder></text:span><text:span text:style-name="T63"><text:s/>- </text:span><text:span text:style-name="T63"><text:placeholder text:placeholder-type="text">&lt;company.partner_id.country_id.name&gt;</text:placeholder></text:span></text:p>
            <text:p text:style-name="P74"><text:span text:style-name="T64">Phone</text:span><text:span text:style-name="T63">: </text:span><text:span text:style-name="T63"><text:placeholder text:placeholder-type="text">&lt;company.partner_id.phone&gt;</text:placeholder></text:span></text:p>
            <text:p text:style-name="P77"><text:span text:style-name="T80">I.V.A.: </text:span><text:span text:style-name="T63"><text:placeholder text:placeholder-type="text">&lt;company.partner_id.afip_responsability_type_id.name&gt;</text:placeholder></text:span></text:p>
            <text:p text:style-name="P75"><text:placeholder text:placeholder-type="text">&lt;company.partner_id.email&gt;</text:placeholder><text:s/><text:placeholder text:placeholder-type="text">&lt;company.website&gt;</text:placeholder><text:s/><text:span text:style-name="T79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5"><text:span text:style-name="T81"><text:text-input text:description="&lt;if test=&quot;print_header&quot;&gt;">IF2</text:text-input></text:span><text:span text:style-name="T92">CUIT</text:span>: <text:span text:style-name="T94"><text:text-input text:description="&lt;company.partner_id.commercial_partner_id.cuit&gt;">99-99999999-9</text:text-input></text:span><text:span text:style-name="T81"><text:text-input text:description="&lt;/if&gt;">&lt;/if&gt;</text:text-input></text:span></text:p>
            <text:p text:style-name="P56"><text:span text:style-name="T81"><text:text-input text:description="&lt;if test=&quot;print_header&quot;&gt;">IF2</text:text-input></text:span><text:span text:style-name="T83">Gross income</text:span>: <text:text-input text:description="&lt;company.partner_id.gross_income_number&gt;">EXENTO</text:text-input><text:span text:style-name="T81"><text:text-input text:description="&lt;/if&gt;">&lt;/if&gt;</text:text-input></text:span></text:p>
            <text:p text:style-name="P62"><text:span text:style-name="T81"><text:text-input text:description="&lt;if test=&quot;print_header&quot;&gt;">IF2</text:text-input></text:span><text:span text:style-name="T84">Start of activities</text:span><text:span text:style-name="T82">: </text:span><text:span text:style-name="T82"><text:text-input text:description="&lt;if test=&quot;company.partner_id.start_date&quot;&gt;">If</text:text-input></text:span><text:span text:style-name="T82"><text:text-input text:description="&lt;formatLang(company.partner_id.start_date,date='true')&gt;">DD/MM/YYYY</text:text-input></text:span><text:span text:style-name="T82"><text:text-input text:description="&lt;/if&gt;">/if</text:text-input></text:span><text:span text:style-name="T81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3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76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65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7">Shipping address:</text:span></text:p>
            <text:p text:style-name="P68"><text:placeholder text:placeholder-type="text">&lt;o.partner_shipping_id.street&gt;</text:placeholder></text:p>
            <text:p text:style-name="P64"><text:span text:style-name="T98"><text:placeholder text:placeholder-type="text">&lt;o.partner_shipping_id.state_id.name&gt;</text:placeholder></text:span><text:span text:style-name="T98"><text:s/></text:span><text:span text:style-name="T98"><text:placeholder text:placeholder-type="text">&lt;o.partner_shipping_id.state_id.code&gt;</text:placeholder></text:span></text:p>
            <text:p text:style-name="P64"><text:span text:style-name="T98"><text:placeholder text:placeholder-type="text">&lt;o.partner_shipping_id.country_id.name&gt;</text:placeholder></text:span><text:span text:style-name="T99"><text:s/></text:span></text:p>
          </table:table-cell>
          <table:covered-table-cell/>
          <table:table-cell table:style-name="Table3.D1" table:number-columns-spanned="2" office:value-type="string">
            <text:p text:style-name="P53"><text:span text:style-name="T90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90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59"><text:span text:style-name="T65"><text:text-input text:description="&lt;o.partner_id.commercial_partner_id.main_id_category_id.code&gt;">CUIT</text:text-input></text:span><text:span text:style-name="T67">:</text:span><text:span text:style-name="T66"> </text:span><text:span text:style-name="T66"><text:placeholder text:placeholder-type="text">&lt;o.partner_id.commercial_partner_id.main_id_number&gt;</text:placeholder></text:span></text:p>
            <text:p text:style-name="P58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1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7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0"><text:span text:style-name="T76"><text:text-input text:description="&lt;o.afip_concept in ['2', '3', '4'] and &quot;Fecha servicio:&quot;&gt;">Fecha Servicio:</text:text-input></text:span><text:span text:style-name="T75"><text:s/></text:span><text:span text:style-name="T7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2"><text:span text:style-name="T87">Amount</text:span><text:span text:style-name="T85"> </text:span><text:span text:style-name="T87">expressed i</text:span><text:span text:style-name="T85">n </text:span><text:span text:style-name="T85"><text:text-input text:description="&lt;o.currency_id.name or o.company_id.currency_id.name&gt;">rate</text:text-input></text:span><text:span text:style-name="T85"><text:s/></text:span><text:span text:style-name="T86"><text:text-input text:description="&lt;if test=&quot;o.currency_id != o.company_id.currency_id&quot;&gt;">IF2</text:text-input></text:span><text:span text:style-name="T86">- </text:span><text:span text:style-name="T87">Exchange rate</text:span><text:span text:style-name="T85">:</text:span><text:span text:style-name="T14"> </text:span><text:span text:style-name="T15">$</text:span><text:span text:style-name="T85"><text:text-input text:description="&lt;o.currency_rate or o.currency_id.with_context(date=o.date_invoice).compute(1.0, o.company_id.currency_id)&gt;">rate</text:text-input></text:span><text:span text:style-name="T86"> </text:span><text:span text:style-name="T86"><text:text-input text:description="&lt;/if&gt;">IF2</text:text-input></text:span></text:p>
            <text:p text:style-name="P54"><text:span text:style-name="T29">Origin</text:span><text:span text:style-name="T33">:</text:span><text:span text:style-name="T88"> </text:span><text:span text:style-name="T6"><text:text-input text:description="&lt;o.origin&gt;">o.origin</text:text-input></text:span></text:p>
            <text:p text:style-name="P63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1"><text:span text:style-name="T69">Jurisdiction</text:span><text:span text:style-name="T68">:</text:span><text:span text:style-name="T70"> </text:span><text:span text:style-name="T71"><text:text-input text:description="&lt;o.partner_id.state_id.name&gt;">o.partner_id.state_id.name</text:text-input></text:span></text:p>
            <text:p text:style-name="P66"><text:span text:style-name="T89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8"/>
      <text:p text:style-name="P28"/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96">Item</text:p>
          </table:table-cell>
          <table:table-cell table:style-name="Table7.A1" office:value-type="string">
            <text:p text:style-name="P95"><text:span text:style-name="T106">Description</text:span> </text:p>
          </table:table-cell>
          <table:table-cell table:style-name="Table7.A1" office:value-type="string">
            <text:p text:style-name="P3"><text:span text:style-name="T73"><text:text-input text:description="&lt;if test=&quot;not o.taxes_included&quot;&gt;">If vat discriminated</text:text-input></text:span>%<text:span text:style-name="T47">I.V.A.</text:span><text:span text:style-name="T74"><text:text-input text:description="&lt;/if&gt;">Ennd if</text:text-input></text:span></text:p>
          </table:table-cell>
          <table:table-cell table:style-name="Table7.A1" office:value-type="string">
            <text:p text:style-name="P2">Unit Price</text:p>
          </table:table-cell>
          <table:table-cell table:style-name="Table7.A1" office:value-type="string">
            <text:p text:style-name="P1">Quantity</text:p>
          </table:table-cell>
          <table:table-cell table:style-name="Table7.F1" office:value-type="string">
            <text:p text:style-name="P1">Amount</text:p>
          </table:table-cell>
        </table:table-row>
        <table:table-row table:style-name="Table7.2">
          <table:table-cell table:style-name="Table7.A2" office:value-type="string">
            <text:p text:style-name="P90"/>
          </table:table-cell>
          <table:table-cell table:style-name="Table7.B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  <table:table-cell table:style-name="Table7.F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89"><text:span text:style-name="T105"/></text:p>
          </table:table-cell>
          <table:table-cell table:style-name="Table7.B3" office:value-type="string">
            <text:p text:style-name="P33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3"/>
            <text:p text:style-name="P34"><text:text-input text:description="&lt;for each=&quot;sale_line in line.sale_line_ids&quot;&gt;">For each sale_line</text:text-input></text:p>
            <text:p text:style-name="P86"><text:span text:style-name="T106">Batch</text:span>: <text:span text:style-name="T51"><text:text-input text:description="&lt;sale_line.loot_name&gt;">Lote</text:text-input></text:span><text:span text:style-name="T51"><text:s text:c="2"/></text:span><text:span text:style-name="T52">Packaging</text:span><text:span text:style-name="T50">: </text:span><text:span text:style-name="T51"><text:text-input text:description="&lt;sale_line.product_attr_value_id.name&gt;">Attr</text:text-input></text:span><text:span text:style-name="T51"><text:s text:c="2"/></text:span><text:span text:style-name="T52">Country of Origin</text:span><text:span text:style-name="T53">: </text:span><text:span text:style-name="T51"><text:text-input text:description="&lt;sale_line.country_id&gt;">Origen</text:text-input></text:span><text:span text:style-name="T51"><text:s text:c="2"/>H</text:span><text:span text:style-name="T54">s code: </text:span><text:span text:style-name="T51"><text:text-input text:description="&lt;sale_line.product_nmc&gt;">HsCode</text:text-input></text:span></text:p>
            <text:p text:style-name="P87"><text:span text:style-name="T77">M</text:span><text:span text:style-name="T78">aker:</text:span><text:span text:style-name="T104"> </text:span><text:span text:style-name="T104"><text:placeholder text:placeholder-type="text">&lt;sale_line.maker_id&gt;</text:placeholder></text:span><text:span text:style-name="T104"><text:s/></text:span><text:span text:style-name="T103">Expiration: </text:span><text:span text:style-name="T104"><text:placeholder text:placeholder-type="text">&lt;sale_line.life_date&gt;</text:placeholder></text:span></text:p>
            <text:p text:style-name="P88"><text:span text:style-name="T102"/></text:p>
            <text:p text:style-name="P34"><text:text-input text:description="&lt;/for&gt;">End For</text:text-input></text:p>
          </table:table-cell>
          <table:table-cell table:style-name="Table7.C3" office:value-type="string">
            <text:p text:style-name="P82"><text:span text:style-name="T93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84"><text:text-input text:description="&lt;formatLang(line.report_price_net)&gt;">9.999,50</text:text-input></text:p>
          </table:table-cell>
          <table:table-cell table:style-name="Table7.E3" office:value-type="string">
            <text:p text:style-name="P85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e7.F3" office:value-type="string">
            <text:p text:style-name="P29"/>
            <text:p text:style-name="P83"><text:text-input text:description="&lt;formatLang(line.report_price_subtotal)&gt;">99.999,50</text:text-input></text:p>
            <text:p text:style-name="P83"/>
          </table:table-cell>
        </table:table-row>
        <table:table-row table:style-name="Table7.4">
          <table:table-cell table:style-name="Table7.A4" office:value-type="string">
            <text:p text:style-name="P91"/>
          </table:table-cell>
          <table:table-cell table:style-name="Table7.B6" office:value-type="string">
            <text:p text:style-name="P32"><text:text-input text:description="&lt;/for&gt;">End For</text:text-input></text:p>
          </table:table-cell>
          <table:table-cell table:style-name="Table7.C4" office:value-type="string">
            <text:p text:style-name="P4"/>
          </table:table-cell>
          <table:table-cell table:style-name="Table7.D4" office:value-type="string">
            <text:p text:style-name="P4"/>
          </table:table-cell>
          <table:table-cell table:style-name="Table7.E6" office:value-type="string">
            <text:p text:style-name="P4"/>
          </table:table-cell>
          <table:table-cell table:style-name="Table7.F4" office:value-type="string">
            <text:p text:style-name="P4"/>
          </table:table-cell>
        </table:table-row>
        <table:table-row table:style-name="Table7.5">
          <table:table-cell table:style-name="Table7.A5" office:value-type="string">
            <text:p text:style-name="P16"/>
          </table:table-cell>
          <table:table-cell table:style-name="Table7.B6" office:value-type="string">
            <text:p text:style-name="P16"><text:text-input text:description="&lt;if test=&quot;page['complete_list']!=''&quot;&gt;">IF2</text:text-input></text:p>
          </table:table-cell>
          <table:table-cell table:style-name="Table7.C5" office:value-type="string">
            <text:p text:style-name="P4"/>
          </table:table-cell>
          <table:table-cell table:style-name="Table7.D5" office:value-type="string">
            <text:p text:style-name="P4"/>
          </table:table-cell>
          <table:table-cell table:style-name="Table7.E6" office:value-type="string">
            <text:p text:style-name="P4"/>
          </table:table-cell>
          <table:table-cell table:style-name="Table7.F5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94"/>
          </table:table-cell>
          <table:table-cell table:style-name="Table7.B6" office:value-type="string">
            <text:p text:style-name="P69"><text:text-input text:description="&lt;if test=&quot;o.sale_order_id!=''&quot;&gt;">IF</text:text-input></text:p>
            <text:p text:style-name="P35">Terms of payment: <text:span text:style-name="T51"><text:text-input text:description="&lt;o.sale_order_id.term_payments.name&gt;">payment</text:text-input></text:span></text:p>
            <text:p text:style-name="P36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6">Place of delivery: <text:span text:style-name="T50"><text:text-input text:description="&lt;o.sale_order_id.place_of_delivery_id&gt;">PoD</text:text-input></text:span></text:p>
            <text:p text:style-name="P36"><text:span text:style-name="T50">Estimated Shipping Date: </text:span><text:span text:style-name="T50"><text:text-input text:description="&lt;o.sale_order_id.estimated_shipping_date&gt;">ESD</text:text-input></text:span></text:p>
            <text:p text:style-name="P36">Payment <text:span text:style-name="T107">details</text:span>: <text:span text:style-name="T50"><text:text-input text:description="&lt;o.sale_order_id.payment_instructions_id&gt;">PI</text:text-input></text:span></text:p>
            <text:p text:style-name="P57"><text:span text:style-name="T100"><text:text-input text:description="&lt;/if&gt;">ENDIF</text:text-input></text:span><text:span text:style-name="T100"><text:s/></text:span></text:p>
            <text:p text:style-name="P37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  <table:table-cell table:style-name="Table7.F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/>
          </table:table-cell>
          <table:table-cell table:style-name="Table7.B7" office:value-type="string">
            <text:p text:style-name="P17"><text:span text:style-name="T72"><text:s/></text:span><text:span text:style-name="T91"><text:text-input text:description="&lt;/if&gt;">&lt;/if&gt;</text:text-input></text:span></text:p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  <table:table-cell table:style-name="Table7.F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39"><text:span text:style-name="T1">Remarks</text:span>: <text:span text:style-name="T2"><text:placeholder text:placeholder-type="text">&lt;o.comment&gt;</text:placeholder></text:span></text:p>
            <text:p text:style-name="P41"><text:placeholder text:placeholder-type="text">&lt;if test="o._fields.get('move_currency_id') and o.move_currency_id.name"&gt;</text:placeholder></text:p>
            <text:p text:style-name="P40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1"><text:placeholder text:placeholder-type="text">&lt;/if&gt;</text:placeholder></text:p>
            <text:p text:style-name="P41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1"/>
          </table:table-cell>
          <table:table-cell table:style-name="Table8.B1" office:value-type="string">
            <text:p text:style-name="P42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96"><text:text-input text:description="&lt;if test=&quot;o.document_letter_id.name not in [ 'B','C']&quot;&gt;">IF A</text:text-input></text:span><text:span text:style-name="T95"><text:text-input text:description="&lt;formatLang(get_subtotal(page['previus_list_page'],'price_subtotal'))&gt;">subtotal</text:text-input></text:span><text:span text:style-name="T95"><text:text-input text:description="&lt;/if&gt;">End B</text:text-input></text:span><text:span text:style-name="T95"><text:text-input text:description="&lt;if test=&quot;o.document_letter_id.name in [ 'B','C']&quot;&gt;">IF B</text:text-input></text:span><text:span text:style-name="T95"><text:text-input text:description="&lt;formatLang(get_subtotal(page['previus_list_page'],'price_total'))&gt;">subtotal</text:text-input></text:span><text:span text:style-name="T95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3">TAXE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4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4"><text:text-input text:description="&lt;for each=&quot;line in o.report_tax_line_ids&quot;&gt;">For each line</text:text-input></text:p>
            <text:p text:style-name="P46"><text:text-input text:description="&lt;line.tax_id.description&gt;">IVA 21%</text:text-input></text:p>
            <text:p text:style-name="P45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2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47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8"><text:span text:style-name="T107">Are: </text:span><text:span text:style-name="T107"><text:placeholder text:placeholder-type="text">&lt;o.currency_id.name or o.company_id.currency_id.name&gt;</text:placeholder></text:span><text:span text:style-name="T107"><text:s/></text:span><text:span text:style-name="T107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9"><text:tab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6"><draw:frame draw:style-name="fr1" draw:name="image: asimage(o.afip_barcode_img)" text:anchor-type="paragraph" svg:y="0.032cm" svg:width="5.918cm" draw:z-index="0"><draw:text-box fo:min-height="0.855cm"><text:p text:style-name="P50"/></draw:text-box></draw:frame></text:p>
          </table:table-cell>
        </table:table-row>
        <table:table-row table:style-name="Table2.3">
          <table:table-cell table:style-name="Table2.A2" office:value-type="string">
            <text:p text:style-name="P26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5"/>
      <text:p text:style-name="P8"><text:text-input text:description="&lt;/if&gt;">&lt;/if&gt;</text:text-input></text:p>
      <text:p text:style-name="P49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7T14:44:03.666509440</dc:date>
    <meta:editing-duration>P3DT20H33M57S</meta:editing-duration>
    <meta:editing-cycles>804</meta:editing-cycles>
    <meta:generator>LibreOffice/6.4.6.2$Linux_X86_64 LibreOffice_project/40$Build-2</meta:generator>
    <meta:document-statistic meta:table-count="4" meta:image-count="0" meta:object-count="0" meta:page-count="3" meta:paragraph-count="89" meta:word-count="499" meta:character-count="2929" meta:non-whitespace-character-count="2723"/>
  </office:meta>
</office:document-meta>
</file>